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172.35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72.91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92.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table:formula="of:=COUNTA([.B3:.B95]) - COUNTBLANK( [.B3:.B95])" office:value-type="float" office:value="89" calcext:value-type="float">
            <text:p>89</text:p>
          </table:table-cell>
          <table:table-cell table:formula="of:=SUM([.C3:.C425])" office:value-type="float" office:value="761" calcext:value-type="float">
            <text:p>761</text:p>
          </table:table-cell>
          <table:table-cell table:formula="of:=SUM([.D3:.D383])" office:value-type="float" office:value="6402" calcext:value-type="float">
            <text:p>6402</text:p>
          </table:table-cell>
          <table:table-cell table:formula="of:=SUM([.E3:.E544])" office:value-type="float" office:value="1576647" calcext:value-type="float">
            <text:p>15766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s of Specification</text:p>
          </table:table-cell>
          <table:table-cell table:style-name="ce1" office:value-type="string" calcext:value-type="string">
            <text:p>Interactive Rule Applications</text:p>
          </table:table-cell>
          <table:table-cell table:style-name="ce1" office:value-type="string" calcext:value-type="string">
            <text:p>Total Rule Applications 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main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65" calcext:value-type="float">
            <text:p>32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main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3463" calcext:value-type="float">
            <text:p>234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initializeAndChooseMessage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336" calcext:value-type="float">
            <text:p>8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heckMessage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hooseAndStoreMessage</text:p>
          </table:table-cell>
          <table:table-cell office:value-type="float" office:value="7" calcext:value-type="float">
            <text:p>7</text:p>
          </table:table-cell>
          <table:table-cell office:value-type="float" office:value="257" calcext:value-type="float">
            <text:p>257</text:p>
          </table:table-cell>
          <table:table-cell office:value-type="float" office:value="18323" calcext:value-type="float">
            <text:p>18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setEquality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5351" calcext:value-type="float">
            <text:p>153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sort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912" calcext:value-type="float">
            <text:p>29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equal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21" calcext:value-type="float">
            <text:p>90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hooseMsg</text:p>
          </table:table-cell>
          <table:table-cell office:value-type="float" office:value="17" calcext:value-type="float">
            <text:p>17</text:p>
          </table:table-cell>
          <table:table-cell office:value-type="float" office:value="385" calcext:value-type="float">
            <text:p>385</text:p>
          </table:table-cell>
          <table:table-cell office:value-type="float" office:value="36137" calcext:value-type="float">
            <text:p>36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opyMsg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innerMain</text:p>
          </table:table-cell>
          <table:table-cell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81135" calcext:value-type="float">
            <text:p>81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prepareInput</text:p>
          </table:table-cell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office:value-type="float" office:value="65040" calcext:value-type="float">
            <text:p>650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encryptMessages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018" calcext:value-type="float">
            <text:p>40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addIdToMsg</text:p>
          </table:table-cell>
          <table:table-cell office:value-type="float" office:value="11" calcext:value-type="float">
            <text:p>11</text:p>
          </table:table-cell>
          <table:table-cell office:value-type="float" office:value="205" calcext:value-type="float">
            <text:p>205</text:p>
          </table:table-cell>
          <table:table-cell office:value-type="float" office:value="13926" calcext:value-type="float">
            <text:p>139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encryptMsg</text:p>
          </table:table-cell>
          <table:table-cell office:value-type="float" office:value="11" calcext:value-type="float">
            <text:p>11</text:p>
          </table:table-cell>
          <table:table-cell office:value-type="float" office:value="204" calcext:value-type="float">
            <text:p>204</text:p>
          </table:table-cell>
          <table:table-cell office:value-type="float" office:value="11287" calcext:value-type="float">
            <text:p>11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oncatenateMessages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170" calcext:value-type="float">
            <text:p>41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idTagSignMessages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9407" calcext:value-type="float">
            <text:p>94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up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lass specifi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untrustedInputMess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16" calcext:value-type="float">
            <text:p>3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untrustedInpu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untrustedOutpu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untrustedOutputMessag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23" calcext:value-type="float">
            <text:p>2523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Decrypt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18" calcext:value-type="float">
            <text:p>39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ryptor</text:p>
          </table:table-cell>
          <table:table-cell office:value-type="string" calcext:value-type="string">
            <text:p>getEncrypt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ig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53" calcext:value-type="float">
            <text:p>4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gner</text:p>
          </table:table-cell>
          <table:table-cell office:value-type="string" calcext:value-type="string">
            <text:p>getVerifi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Mixserve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processBallots</text:p>
          </table:table-cell>
          <table:table-cell office:value-type="float" office:value="16" calcext:value-type="float">
            <text:p>16</text:p>
          </table:table-cell>
          <table:table-cell office:value-type="float" office:value="159" calcext:value-type="float">
            <text:p>159</text:p>
          </table:table-cell>
          <table:table-cell office:value-type="float" office:value="60165" calcext:value-type="float">
            <text:p>60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reconstructBallotArray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46100" calcext:value-type="float">
            <text:p>46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checkAndGetBallots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23767" calcext:value-type="float">
            <text:p>237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checkAndRemoveSignature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35552" calcext:value-type="float">
            <text:p>355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getPaylo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38" calcext:value-type="float">
            <text:p>35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getSignatu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34" calcext:value-type="float">
            <text:p>3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checkAndRemoveTag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7466" calcext:value-type="float">
            <text:p>174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checkAndRemoveElectionId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13943" calcext:value-type="float">
            <text:p>139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extractBallots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3536" calcext:value-type="float">
            <text:p>335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splitAndCheck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1258" calcext:value-type="float">
            <text:p>11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readLength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3190" calcext:value-type="float">
            <text:p>31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removeLength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295" calcext:value-type="float">
            <text:p>22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split(int, byte[])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19409" calcext:value-type="float">
            <text:p>194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split(byte[][], byte[], int)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8954" calcext:value-type="float">
            <text:p>189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newArray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280" calcext:value-type="float">
            <text:p>42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checkBallot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40" calcext:value-type="float">
            <text:p>33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checkSingleBallot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2538" calcext:value-type="float">
            <text:p>525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decryptBallotsAndRemoveElectionId</text:p>
          </table:table-cell>
          <table:table-cell office:value-type="float" office:value="15" calcext:value-type="float">
            <text:p>15</text:p>
          </table:table-cell>
          <table:table-cell office:value-type="float" office:value="254" calcext:value-type="float">
            <text:p>254</text:p>
          </table:table-cell>
          <table:table-cell office:value-type="float" office:value="42268" calcext:value-type="float">
            <text:p>42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decryptSingleBallot</text:p>
          </table:table-cell>
          <table:table-cell office:value-type="float" office:value="14" calcext:value-type="float">
            <text:p>14</text:p>
          </table:table-cell>
          <table:table-cell office:value-type="float" office:value="639" calcext:value-type="float">
            <text:p>639</text:p>
          </table:table-cell>
          <table:table-cell office:value-type="float" office:value="271927" calcext:value-type="float">
            <text:p>2719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sort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9058" calcext:value-type="float">
            <text:p>90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postprocess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60165" calcext:value-type="float">
            <text:p>60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sortedPermIsEqual</text:p>
          </table:table-cell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  <table:table-cell office:value-type="float" office:value="77397" calcext:value-type="float">
            <text:p>77397</text:p>
          </table:table-cell>
          <table:table-cell office:value-type="string" calcext:value-type="string">
            <text:p>model metho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minEl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model metho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antiSym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model metho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total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9612" calcext:value-type="float">
            <text:p>9612</text:p>
          </table:table-cell>
          <table:table-cell office:value-type="string" calcext:value-type="string">
            <text:p>model metho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trans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4590" calcext:value-type="float">
            <text:p>24590</text:p>
          </table:table-cell>
          <table:table-cell office:value-type="string" calcext:value-type="string">
            <text:p>model metho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refl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odel metho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antiSy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388" calcext:value-type="float">
            <text:p>5388</text:p>
          </table:table-cell>
          <table:table-cell office:value-type="string" calcext:value-type="string">
            <text:p>model metho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conservativeExtensionPr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del metho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ghostFieldsPr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del metho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xServer</text:p>
          </table:table-cell>
          <table:table-cell office:value-type="string" calcext:value-type="string">
            <text:p>ghostFieldsNonNul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del metho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xServ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lass specifi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s</text:p>
          </table:table-cell>
          <table:table-cell office:value-type="string" calcext:value-type="string">
            <text:p>copyO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154" calcext:value-type="float">
            <text:p>11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s</text:p>
          </table:table-cell>
          <table:table-cell office:value-type="string" calcext:value-type="string">
            <text:p>sort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465" calcext:value-type="float">
            <text:p>3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s</text:p>
          </table:table-cell>
          <table:table-cell office:value-type="string" calcext:value-type="string">
            <text:p>selSort</text:p>
          </table:table-cell>
          <table:table-cell office:value-type="float" office:value="11" calcext:value-type="float">
            <text:p>11</text:p>
          </table:table-cell>
          <table:table-cell office:value-type="float" office:value="260" calcext:value-type="float">
            <text:p>260</text:p>
          </table:table-cell>
          <table:table-cell office:value-type="float" office:value="82761" calcext:value-type="float">
            <text:p>827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s</text:p>
          </table:table-cell>
          <table:table-cell office:value-type="string" calcext:value-type="string">
            <text:p>shiftRight</text:p>
          </table:table-cell>
          <table:table-cell office:value-type="float" office:value="18" calcext:value-type="float">
            <text:p>18</text:p>
          </table:table-cell>
          <table:table-cell office:value-type="float" office:value="207" calcext:value-type="float">
            <text:p>207</text:p>
          </table:table-cell>
          <table:table-cell office:value-type="float" office:value="27148" calcext:value-type="float">
            <text:p>27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s</text:p>
          </table:table-cell>
          <table:table-cell office:value-type="string" calcext:value-type="string">
            <text:p>compar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990" calcext:value-type="float">
            <text:p>69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s</text:p>
          </table:table-cell>
          <table:table-cell office:value-type="string" calcext:value-type="string">
            <text:p>m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s</text:p>
          </table:table-cell>
          <table:table-cell office:value-type="string" calcext:value-type="string">
            <text:p>concatenateMessageArray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4186" calcext:value-type="float">
            <text:p>14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sageTools</text:p>
          </table:table-cell>
          <table:table-cell office:value-type="string" calcext:value-type="string">
            <text:p>copyOf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196" calcext:value-type="float">
            <text:p>3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sageTools</text:p>
          </table:table-cell>
          <table:table-cell office:value-type="string" calcext:value-type="string">
            <text:p>copyO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ntra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ssageTools</text:p>
          </table:table-cell>
          <table:table-cell office:value-type="string" calcext:value-type="string">
            <text:p>equa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46" calcext:value-type="float">
            <text:p>26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sageTools</text:p>
          </table:table-cell>
          <table:table-cell office:value-type="string" calcext:value-type="string">
            <text:p>equ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cond contra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ssageTools</text:p>
          </table:table-cell>
          <table:table-cell office:value-type="string" calcext:value-type="string">
            <text:p>concatenate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48538" calcext:value-type="float">
            <text:p>485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sageTools</text:p>
          </table:table-cell>
          <table:table-cell office:value-type="string" calcext:value-type="string">
            <text:p>intToByteArr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64" calcext:value-type="float">
            <text:p>28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sageTools</text:p>
          </table:table-cell>
          <table:table-cell office:value-type="string" calcext:value-type="string">
            <text:p>first</text:p>
          </table:table-cell>
          <table:table-cell office:value-type="float" office:value="17" calcext:value-type="float">
            <text:p>17</text:p>
          </table:table-cell>
          <table:table-cell office:value-type="float" office:value="182" calcext:value-type="float">
            <text:p>182</text:p>
          </table:table-cell>
          <table:table-cell office:value-type="float" office:value="12592" calcext:value-type="float">
            <text:p>125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sageTools</text:p>
          </table:table-cell>
          <table:table-cell office:value-type="string" calcext:value-type="string">
            <text:p>first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second contra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ssageTools</text:p>
          </table:table-cell>
          <table:table-cell office:value-type="string" calcext:value-type="string">
            <text:p>byteArrayToI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10" calcext:value-type="float">
            <text:p>1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sageTools</text:p>
          </table:table-cell>
          <table:table-cell office:value-type="string" calcext:value-type="string">
            <text:p>unsig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sageTools</text:p>
          </table:table-cell>
          <table:table-cell office:value-type="string" calcext:value-type="string">
            <text:p>second</text:p>
          </table:table-cell>
          <table:table-cell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office:value-type="float" office:value="12425" calcext:value-type="float">
            <text:p>124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sageTools</text:p>
          </table:table-cell>
          <table:table-cell office:value-type="string" calcext:value-type="string">
            <text:p>secon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second contra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ervativeExtension</text:p>
          </table:table-cell>
          <table:table-cell office:value-type="string" calcext:value-type="string">
            <text:p>storeMessage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14" calcext:value-type="float">
            <text:p>30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ervativeExtension</text:p>
          </table:table-cell>
          <table:table-cell office:value-type="string" calcext:value-type="string">
            <text:p>copyOf(byte[][])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399" calcext:value-type="float">
            <text:p>103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ervativeExtension</text:p>
          </table:table-cell>
          <table:table-cell office:value-type="string" calcext:value-type="string">
            <text:p>copyOf(byte[]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90" calcext:value-type="float">
            <text:p>25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ervativeExtension</text:p>
          </table:table-cell>
          <table:table-cell office:value-type="string" calcext:value-type="string">
            <text:p>retrieveSortedMessages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6040" calcext:value-type="float">
            <text:p>60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ervativeExtension</text:p>
          </table:table-cell>
          <table:table-cell office:value-type="string" calcext:value-type="string">
            <text:p>sor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456" calcext:value-type="float">
            <text:p>34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ervativeExtension</text:p>
          </table:table-cell>
          <table:table-cell office:value-type="string" calcext:value-type="string">
            <text:p>selSort</text:p>
          </table:table-cell>
          <table:table-cell office:value-type="float" office:value="11" calcext:value-type="float">
            <text:p>11</text:p>
          </table:table-cell>
          <table:table-cell office:value-type="float" office:value="230" calcext:value-type="float">
            <text:p>230</text:p>
          </table:table-cell>
          <table:table-cell office:value-type="float" office:value="63789" calcext:value-type="float">
            <text:p>637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ervativeExtension</text:p>
          </table:table-cell>
          <table:table-cell office:value-type="string" calcext:value-type="string">
            <text:p>shiftRight</text:p>
          </table:table-cell>
          <table:table-cell office:value-type="float" office:value="18" calcext:value-type="float">
            <text:p>18</text:p>
          </table:table-cell>
          <table:table-cell office:value-type="float" office:value="202" calcext:value-type="float">
            <text:p>202</text:p>
          </table:table-cell>
          <table:table-cell office:value-type="float" office:value="27457" calcext:value-type="float">
            <text:p>274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ervativeExtension</text:p>
          </table:table-cell>
          <table:table-cell office:value-type="string" calcext:value-type="string">
            <text:p>compar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84" calcext:value-type="float">
            <text:p>39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ervativeExtension</text:p>
          </table:table-cell>
          <table:table-cell office:value-type="string" calcext:value-type="string">
            <text:p>m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nInverse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5268" calcext:value-type="float">
            <text:p>25268</text:p>
          </table:table-cell>
          <table:table-cell office:value-type="string" calcext:value-type="string">
            <text:p>new KeY ru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nInverse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new KeY ru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FirstOfmConca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new KeY ru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SecondOfmConca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new KeY ru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qPerm2dByteArra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new KeY ru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qPermFirstElementEqual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615" calcext:value-type="float">
            <text:p>5615</text:p>
          </table:table-cell>
          <table:table-cell office:value-type="string" calcext:value-type="string">
            <text:p>new KeY rule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08:08:35.527048554</meta:creation-date>
    <dc:date>2017-07-12T14:20:58.536682603</dc:date>
    <meta:editing-duration>PT3H17M37S</meta:editing-duration>
    <meta:editing-cycles>9</meta:editing-cycles>
    <meta:generator>LibreOffice/5.1.6.2$Linux_X86_64 LibreOffice_project/10m0$Build-2</meta:generator>
    <meta:document-statistic meta:table-count="1" meta:cell-count="476" meta:object-count="0"/>
  </office:meta>
</office:document-meta>
</file>